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t;div class="officiel"&gt;&lt;h1&gt;Éris&lt;/h1&gt;&lt;div id="navigationSujet"&gt;&lt;h4&gt;Navigation&lt;/h4&gt;&lt;p&gt;</text:p>
      <text:p text:style-name="Standard">&lt;a class="sousTitre" href="#s1h1"&gt;Identité&lt;/a&gt;</text:p>
      <text:p text:style-name="Standard">&lt;a class="sousTitre" href="#s1h2"&gt;Physique&lt;/a&gt;</text:p>
      <text:p text:style-name="Standard">&lt;a class="sousTitre" href="#s1h3"&gt;Mental&lt;/a&gt;</text:p>
      <text:p text:style-name="Standard">&lt;a class="sousTitre" href="#s1h4"&gt;Mon Histoire&lt;/a&gt;</text:p>
      <text:p text:style-name="Standard">&lt;a class="sousTitre" href="#s1h5"&gt;Informations Supplémentaires&lt;/a&gt;</text:p>
      <text:p text:style-name="Standard">&lt;a class="sousTitre" href="#s1h6"&gt;Un Petit Mot ?&lt;/a&gt;</text:p>
      <text:p text:style-name="Standard">&lt;/p&gt;&lt;/div&gt;</text:p>
      <text:p text:style-name="Standard">&lt;h4&gt;Identité&lt;/h4&gt;&lt;p&gt;&lt;span id="s1h1" class="ancre"&gt;&lt;/span&gt;&lt;b&gt;Âge : &lt;/b&gt; sept mille six cent soixante-treize ans</text:p>
      <text:p text:style-name="Standard">&lt;b&gt;Sexe : &lt;/b&gt; Féminin</text:p>
      <text:p text:style-name="Standard">&lt;b&gt;Race : &lt;/b&gt; Démone</text:p>
      <text:p text:style-name="Standard">&lt;b&gt;Groupe : &lt;/b&gt; La secte du Chaos</text:p>
      <text:p text:style-name="Standard">&lt;b&gt;Rang : &lt;/b&gt; Silver</text:p>
      <text:p text:style-name="Standard">&lt;b&gt;Alignement : &lt;/b&gt; Chaotique Neutre</text:p>
      <text:p text:style-name="Standard">&lt;/p&gt;</text:p>
      <text:p text:style-name="Standard">&lt;h4&gt;Physique&lt;/h4&gt;&lt;p&gt;&lt;span id="s1h2" class="ancre"&gt;&lt;/span&gt;&lt;b&gt;Taille : &lt;/b&gt; 1m68</text:p>
      <text:p text:style-name="Standard">&lt;b&gt;Poids : &lt;/b&gt; 58 Kg</text:p>
      <text:p text:style-name="Standard">&lt;b&gt;Particularité Physique : &lt;/b&gt; Une paire de cornes bien rouges comme il faut et des dents un peu trop pointues pour être accueillantes</text:p>
      <text:p text:style-name="Standard">&lt;b&gt;Description (Optionnelle):&lt;/b&gt;</text:p>
      <text:p text:style-name="Standard">&lt;/p&gt;</text:p>
      <text:p text:style-name="Standard"/>
      <text:p text:style-name="Standard">&lt;h4&gt;Mental&lt;/h4&gt;&lt;p&gt;&lt;span id="s1h3" class="ancre"&gt;&lt;/span&gt;</text:p>
      <text:p text:style-name="Standard">&lt;select&gt;&lt;option&gt;Mes Qualités&lt;/option&gt;&lt;option&gt;Franchement marrante&lt;/option&gt;&lt;option&gt;Opiniâtre&lt;/option&gt;&lt;option&gt;Anomique&lt;/option&gt;&lt;option&gt;C'est déjà bien hein&lt;/option&gt;&lt;/select&gt;&lt;select&gt;&lt;option&gt;Mes Défauts&lt;/option&gt;&lt;option&gt;Susceptible&lt;/option&gt;&lt;option&gt;Irréfléchie&lt;/option&gt;&lt;&lt;option&gt;Irrationnelle&lt;/option&gt;option&gt;Anomique&lt;/option&gt;&lt;/select&gt;&lt;b&gt;Description (Optionnelle):&lt;/b&gt; Quelque soit le panel de pauvres âmes choisies pour cette ingrate tâche, si l'on devait s'adonner à l'exercice -peu <text:s/>rentable, je vous l'accorde- de personnifier le Chaos, nous aboutirions systématiquement à -peu ou prou- une description assez fidèle du charmant caractère d'Éris. C'est que, voyez-vous, quand on a vu des mondes naître puis s'effondrer à la pelle, on commence à y prendre goût. Aucune noble cause à l'horizon pour justifier les exactions de la demoiselle, </text:p>
      <text:p text:style-name="Standard">&lt;/p&gt;</text:p>
      <text:p text:style-name="Standard"/>
      <text:p text:style-name="Standard">&lt;h4&gt;Mon Histoire&lt;/h4&gt;&lt;div class="contentPres"&gt;&lt;p&gt;&lt;span id="s1h4" class="ancre"&gt;&lt;/span&gt;Bon c'est là que vous commencez par raconter comment vous êtes venus au monde. Je vous prierai d'éviter certains passages comme votre naissance. Votre mère peut m'intéresser, mais pas dans cette condition.</text:p>
      <text:p text:style-name="Standard"/>
      <text:p text:style-name="Standard">Pour cette partie, on vous demande une vingtaine de ligne minimum. On a quand même besoin de savoir à qui on a à faire. Je vous demanderai donc d'éviter de faire dix lignes sur un fucking papillon sinon on sera obligé de revoir ça ensemble et je vous promets qu'on va se la faire à la manière bien moyenâgeuse. &lt;/p&gt;&lt;/div&gt;</text:p>
      <text:p text:style-name="Standard"/>
      <text:p text:style-name="Standard">&lt;h4&gt;Informations Supplémentaires&lt;/h4&gt;&lt;div class="contentPres"&gt;&lt;p&gt;&lt;span id="s1h5" class="ancre"&gt;&lt;/span&gt;Bon, cette partie est un peu fourre-tout. Vous voulez parler de votre physique, de votre mental ou encore de votre chat alors vous pouvez. Essayez de nous parler de vous en gros.&lt;/p&gt;&lt;/div&gt;</text:p>
      <text:p text:style-name="Standard"/>
      <text:p text:style-name="Standard">&lt;h4&gt;Un Petit Mot ?&lt;/h4&gt;&lt;div class="contentPres"&gt;&lt;p&gt;&lt;span id="s1h6" <text:soft-page-break/>class="ancre"&gt;&lt;/span&gt;Vous avez l'air rigolos.&lt;/p&gt;&lt;/div&gt;&lt;/div&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8-13T20:03:01.23</meta:creation-date>
    <dc:date>2024-08-13T21:56:37.02</dc:date>
    <meta:editing-duration>PT1H52M56S</meta:editing-duration>
    <meta:editing-cycles>82</meta:editing-cycles>
    <meta:generator>OpenOffice/4.1.13$Win32 OpenOffice.org_project/4113m1$Build-9810</meta:generator>
    <meta:document-statistic meta:table-count="0" meta:image-count="0" meta:object-count="0" meta:page-count="2" meta:paragraph-count="27" meta:word-count="329" meta:character-count="2841"/>
  </office:meta>
</office:document-meta>
</file>